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ListParagraph" style:list-style-name="LFO1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family="paragraph">
      <style:text-properties fo:language="en" fo:country="US"/>
    </style:style>
  </office:automatic-styles>
  <office:body>
    <office:text text:use-soft-page-breaks="true">
      <text:p text:style-name="P1">Analysis:</text:p>
      <text:p text:style-name="P2">Though the results are not same as presented in paper. But a few things which can be tried are:</text:p>
      <text:list text:style-name="LFO1" text:continue-numbering="true">
        <text:list-item>
          <text:p text:style-name="P3">Train only the final Linear layer and freeze earlier layers.</text:p>
        </text:list-item>
        <text:list-item>
          <text:p text:style-name="P4">Remove BatchNormalisation layers.</text:p>
        </text:list-item>
        <text:list-item>
          <text:p text:style-name="P5">Try different Data<text:s/>Augmentation techniques.<text:s/></text:p>
        </text:list-item>
      </text:list>
      <text:p text:style-name="P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s002259@mslic.uni-kl.de</meta:initial-creator>
    <dc:creator>ms002259@mslic.uni-kl.de</dc:creator>
    <meta:creation-date>2022-09-07T23:58:00Z</meta:creation-date>
    <dc:date>2022-09-07T23:58:00Z</dc:date>
    <meta:template xlink:href="Normal" xlink:type="simple"/>
    <meta:editing-cycles>2</meta:editing-cycles>
    <meta:editing-duration>PT60S</meta:editing-duration>
    <meta:document-statistic meta:page-count="1" meta:paragraph-count="1" meta:word-count="36" meta:character-count="246" meta:row-count="1" meta:non-whitespace-character-count="211"/>
  </office:meta>
</office:document-meta>
</file>